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 svg:font-family="Monosp"/>
    <style:font-face style:name="Monospace" svg:font-family="Monospace" style:font-pitch="fixed"/>
    <style:font-face style:name="FreeMono" svg:font-family="FreeMono" style:font-family-generic="modern" style:font-pitch="fixed"/>
    <style:font-face style:name="AnjaliOldLipi" svg:font-family="AnjaliOldLipi" style:font-pitch="variable"/>
    <style:font-face style:name="Latin Modern Mono Prop" svg:font-family="'Latin Modern Mono Prop'" style:font-pitch="variable"/>
    <style:font-face style:name="Manjari" svg:font-family="Manjar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atin Modern Mono Prop" officeooo:rsid="001e497a" officeooo:paragraph-rsid="001e497a"/>
    </style:style>
    <style:style style:name="P2" style:family="paragraph" style:parent-style-name="Standard">
      <style:paragraph-properties fo:line-height="150%" fo:text-align="justify" style:justify-single-word="false"/>
      <style:text-properties style:font-name="Latin Modern Mono Prop" officeooo:paragraph-rsid="001e497a"/>
    </style:style>
    <style:style style:name="T1" style:family="text">
      <style:text-properties officeooo:rsid="001e497a"/>
    </style:style>
    <style:style style:name="T2" style:family="text">
      <style:text-properties officeooo:rsid="001e58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e Sistema Operativo I, Trabajo Práctico 1.</text:p>
      <text:p text:style-name="P2"/>
      <text:p text:style-name="P2"><text:span text:style-name="T1">A la hora de implementar el juego de conways analizamos cuántos hilos deberíamos decidir crear, para una implementación sencilla y no realizar una costosa implementación, se decidió generar un según la cantidad de filas existentes, siendo así posible tener una cota para una matriz de alrededor de 10000 hilos en un procesador (agregar nombre de los procesadores).</text:span></text:p>
      <text:p text:style-name="P2"><text:span text:style-name="T1">Para evitar los deadlocks decidimos implementar barrera</text:span><text:span text:style-name="T2">s</text:span><text:span text:style-name="T1">, donde los hilos se esperan para ejecutar el juego calculan los valores próximos de la matriz y cuando todos terminan de hacer las cuentas, cruzan la barrera y ahí se actualizan, nuevamente hay una barrera para que todos se esperen a la hora de actualizarse y comienza un nuevo cicl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 svg:font-family="Monosp"/>
    <style:font-face style:name="Monospace" svg:font-family="Monospace" style:font-pitch="fixed"/>
    <style:font-face style:name="FreeMono" svg:font-family="FreeMono" style:font-family-generic="modern" style:font-pitch="fixed"/>
    <style:font-face style:name="AnjaliOldLipi" svg:font-family="AnjaliOldLipi" style:font-pitch="variable"/>
    <style:font-face style:name="Latin Modern Mono Prop" svg:font-family="'Latin Modern Mono Prop'" style:font-pitch="variable"/>
    <style:font-face style:name="Manjari" svg:font-family="Manjar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8T14:37:53.670819139</meta:creation-date>
    <dc:date>2020-04-28T19:11:58.309741973</dc:date>
    <meta:editing-duration>PT3H20M22S</meta:editing-duration>
    <meta:editing-cycles>2</meta:editing-cycles>
    <meta:generator>LibreOffice/6.4.2.2$Linux_X86_64 LibreOffice_project/40$Build-2</meta:generator>
    <meta:document-statistic meta:table-count="0" meta:image-count="0" meta:object-count="0" meta:page-count="1" meta:paragraph-count="3" meta:word-count="121" meta:character-count="753" meta:non-whitespace-character-count="634"/>
  </office:meta>
</office:document-meta>
</file>